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3" style:family="paragraph" style:parent-style-name="Standard">
      <style:text-properties fo:font-size="10pt" officeooo:rsid="000c8a0a" officeooo:paragraph-rsid="0025c810" style:font-size-asian="10pt" style:font-size-complex="10pt"/>
    </style:style>
    <style:style style:name="P4" style:family="paragraph" style:parent-style-name="Standard">
      <style:text-properties fo:font-size="10pt" officeooo:rsid="0025c810" officeooo:paragraph-rsid="0025c810" style:font-size-asian="10pt" style:font-size-complex="10pt"/>
    </style:style>
    <style:style style:name="P5" style:family="paragraph" style:parent-style-name="Standard">
      <style:text-properties fo:font-size="10pt" officeooo:rsid="00299c6e" officeooo:paragraph-rsid="00299c6e" style:font-size-asian="10pt" style:font-size-complex="10pt"/>
    </style:style>
    <style:style style:name="P6" style:family="paragraph" style:parent-style-name="Standard">
      <style:text-properties fo:font-size="10pt" officeooo:paragraph-rsid="00170b1e" style:font-size-asian="10pt" style:font-size-complex="10pt"/>
    </style:style>
    <style:style style:name="P7" style:family="paragraph" style:parent-style-name="Standard">
      <style:text-properties fo:font-size="10pt" officeooo:rsid="002a00d1" officeooo:paragraph-rsid="002a00d1" style:font-size-asian="10pt" style:font-size-complex="10pt"/>
    </style:style>
    <style:style style:name="P8" style:family="paragraph" style:parent-style-name="Standard">
      <style:text-properties fo:font-size="10pt" officeooo:rsid="002a291f" officeooo:paragraph-rsid="002a291f" style:font-size-asian="10pt" style:font-size-complex="10pt"/>
    </style:style>
    <style:style style:name="P9" style:family="paragraph" style:parent-style-name="Standard">
      <style:text-properties fo:font-size="10pt" officeooo:rsid="002aea52" officeooo:paragraph-rsid="002aea52" style:font-size-asian="10pt" style:font-size-complex="10pt"/>
    </style:style>
    <style:style style:name="P10" style:family="paragraph" style:parent-style-name="Standard">
      <style:text-properties fo:font-size="10pt" officeooo:rsid="00299c6e" officeooo:paragraph-rsid="00299c6e" style:font-size-asian="10pt" style:font-size-complex="10pt"/>
    </style:style>
    <style:style style:name="P11" style:family="paragraph" style:parent-style-name="Standard">
      <style:text-properties fo:font-size="10pt" officeooo:rsid="002cbe64" officeooo:paragraph-rsid="002cbe64" style:font-size-asian="10pt" style:font-size-complex="10pt"/>
    </style:style>
    <style:style style:name="P12" style:family="paragraph" style:parent-style-name="Standard">
      <style:text-properties fo:font-size="10pt" officeooo:paragraph-rsid="001ea081" style:font-size-asian="10pt" style:font-size-complex="10pt"/>
    </style:style>
    <style:style style:name="P13" style:family="paragraph" style:parent-style-name="Standard">
      <style:text-properties fo:font-size="10pt" officeooo:rsid="002a291f" officeooo:paragraph-rsid="002a291f" style:font-size-asian="10pt" style:font-size-complex="10pt"/>
    </style:style>
    <style:style style:name="P14" style:family="paragraph" style:parent-style-name="Standard">
      <style:text-properties fo:font-size="10pt" officeooo:rsid="002e20c0" officeooo:paragraph-rsid="002e20c0" style:font-size-asian="10pt" style:font-size-complex="10pt"/>
    </style:style>
    <style:style style:name="P15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16" style:family="paragraph" style:parent-style-name="Standard">
      <style:text-properties fo:font-size="10pt" officeooo:rsid="0025c810" officeooo:paragraph-rsid="002fb678" style:font-size-asian="10pt" style:font-size-complex="10pt"/>
    </style:style>
    <style:style style:name="P17" style:family="paragraph" style:parent-style-name="Standard">
      <style:text-properties fo:font-size="10pt" officeooo:rsid="002a31c9" officeooo:paragraph-rsid="002fb678" style:font-size-asian="10pt" style:font-size-complex="10pt"/>
    </style:style>
    <style:style style:name="T1" style:family="text">
      <style:text-properties officeooo:rsid="0009da96"/>
    </style:style>
    <style:style style:name="T2" style:family="text">
      <style:text-properties officeooo:rsid="000b9e70"/>
    </style:style>
    <style:style style:name="T3" style:family="text">
      <style:text-properties officeooo:rsid="000bd1b0"/>
    </style:style>
    <style:style style:name="T4" style:family="text">
      <style:text-properties officeooo:rsid="000c8a0a"/>
    </style:style>
    <style:style style:name="T5" style:family="text">
      <style:text-properties officeooo:rsid="000d1288"/>
    </style:style>
    <style:style style:name="T6" style:family="text">
      <style:text-properties officeooo:rsid="000eca9f"/>
    </style:style>
    <style:style style:name="T7" style:family="text">
      <style:text-properties officeooo:rsid="00113393"/>
    </style:style>
    <style:style style:name="T8" style:family="text">
      <style:text-properties officeooo:rsid="0012879f"/>
    </style:style>
    <style:style style:name="T9" style:family="text">
      <style:text-properties officeooo:rsid="001473b8"/>
    </style:style>
    <style:style style:name="T10" style:family="text">
      <style:text-properties officeooo:rsid="001555d3"/>
    </style:style>
    <style:style style:name="T11" style:family="text">
      <style:text-properties officeooo:rsid="00170b1e"/>
    </style:style>
    <style:style style:name="T12" style:family="text">
      <style:text-properties officeooo:rsid="001a9cc5"/>
    </style:style>
    <style:style style:name="T13" style:family="text">
      <style:text-properties officeooo:rsid="001b74e3"/>
    </style:style>
    <style:style style:name="T14" style:family="text">
      <style:text-properties officeooo:rsid="001bf057"/>
    </style:style>
    <style:style style:name="T15" style:family="text">
      <style:text-properties officeooo:rsid="001ea081"/>
    </style:style>
    <style:style style:name="T16" style:family="text">
      <style:text-properties officeooo:rsid="00204a4b"/>
    </style:style>
    <style:style style:name="T17" style:family="text">
      <style:text-properties officeooo:rsid="0022aead"/>
    </style:style>
    <style:style style:name="T18" style:family="text">
      <style:text-properties officeooo:rsid="0025c810"/>
    </style:style>
    <style:style style:name="T19" style:family="text">
      <style:text-properties officeooo:rsid="0027b580"/>
    </style:style>
    <style:style style:name="T20" style:family="text">
      <style:text-properties officeooo:rsid="00299c6e"/>
    </style:style>
    <style:style style:name="T21" style:family="text">
      <style:text-properties officeooo:rsid="002a291f"/>
    </style:style>
    <style:style style:name="T22" style:family="text">
      <style:text-properties officeooo:rsid="002be6f6"/>
    </style:style>
    <style:style style:name="T23" style:family="text">
      <style:text-properties officeooo:rsid="002fb6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Standard">Estructura del Libro<text:span text:style-name="T1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><text:s text:c="4"/>- Cap. 1: El libro. <text:s/></text:p>
      <text:p text:style-name="P4">Guion: describe el pais Lluviara. La civilizacion. La ciudad. El proyecto Omniscientis. La creacion del libro. La destuccion de la ciudad</text:p>
      <text:p text:style-name="P1"><text:s text:c="4"/>- Cap. 2: Elara y la montaña. <text:s/></text:p>
      <text:p text:style-name="P4">Guion: presenta a los protagonistas, Elara. El lugar y el tiempo. La busqueda. El inicio de la aventura. </text:p>
      <text:p text:style-name="P1"/>
      <text:p text:style-name="Horizontal_20_Line"/>
      <text:p text:style-name="P1">- Acto 2: L<text:span text:style-name="T1">o Oculto</text:span> <text:s/></text:p>
      <text:p text:style-name="P1"><text:s/>Explora <text:span text:style-name="T1">nuestras propias limitaciones para entender la realidad</text:span><text:span text:style-name="T7">, proporcionando algunos ejemplos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1">Condicionantes del pensamiento</text:span>. <text:s/></text:p>
      <text:p text:style-name="Horizontal_20_Line"/>
      <text:p text:style-name="P1"/>
      <text:p text:style-name="P1">- Acto 3: La <text:span text:style-name="T3">Inteligencia invisible.</text:span></text:p>
      <text:p text:style-name="P1"><text:s/><text:span text:style-name="T7"><text:s/>La vida como sistema inteligente. </text:span><text:span text:style-name="T2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Horizontal_20_Line"/>
      <text:p text:style-name="P9"/>
      <text:p text:style-name="P1">- Acto 4:<text:span text:style-name="T4"> </text:span><text:span text:style-name="T19">Un viaje </text:span><text:span text:style-name="T20">hacia la eternidad</text:span><text:span text:style-name="T19">.</text:span></text:p>
      <text:p text:style-name="P1"><text:s/>Analiza las características del sistema. <text:s text:c="2"/></text:p>
      <text:p text:style-name="P1"/>
      <text:p text:style-name="P7">(4-1)</text:p>
      <text:p text:style-name="P7">- Cap. XX: Explorando el espacio.</text:p>
      <text:p text:style-name="P7"/>
      <text:p text:style-name="P7">Los hijos rodearan al padre. Y los nietos a los hijos. La familia se extendera por el espacio radialmente cubriendo cada palmo del terreno, sin dejar espacios sin explorar.</text:p>
      <text:p text:style-name="P7">Del mismo modo que un ciego avanza en la oscuridad, solo un paso, solo hasta donde es seguro.</text:p>
      <text:p text:style-name="P7">Es seguro aqui. Sigue siendo seguro si avanzo solo un paso?</text:p>
      <text:p text:style-name="P7">Un individuo explora solo un paso hacia lo desconocido.</text:p>
      <text:p text:style-name="P7">Infinitas generaciones exploraran el espacio infinito.</text:p>
      <text:p text:style-name="P7">Pero cada individuo, solo un paso.</text:p>
      <text:p text:style-name="P7"/>
      <text:p text:style-name="P7"/>
      <text:p text:style-name="P7"/>
      <text:p text:style-name="P7">(4-2)</text:p>
      <text:p text:style-name="P1"><text:s text:c="4"/>- Cap. 1<text:span text:style-name="T13">4</text:span>: Eficiencia. <text:s/></text:p>
      <text:p text:style-name="P5">La solucion emerge tan pronto como es posible.<text:span text:style-name="T21"> El proceso avanza por el camino mas corto.</text:span></text:p>
      <text:p text:style-name="P8">sin dudar, como si conociera la solucion desde el principio, aun antes de empezar.</text:p>
      <text:p text:style-name="P5"/>
      <text:p text:style-name="P6"><text:soft-page-break/><text:s text:c="4"/>- Cap. 1<text:span text:style-name="T14">5</text:span>: Potencia. <text:s text:c="2"/></text:p>
      <text:p text:style-name="P5">La complejidad se desmenuza en operaciones triviales.</text:p>
      <text:p text:style-name="P11">Un individuo solo procesa una unica operacion trivial.</text:p>
      <text:p text:style-name="P11">El problema se procesa en paralelo, con un nodo por operacion trivial.</text:p>
      <text:p text:style-name="P11">Y la complejidad deja de existir.</text:p>
      <text:p text:style-name="P11"/>
      <text:p text:style-name="P5"/>
      <text:p text:style-name="P12"><text:s text:c="4"/>- Cap. 1<text:span text:style-name="T15">6</text:span>: Coste</text:p>
      <text:p text:style-name="P12"/>
      <text:p text:style-name="P11">Contruimos un individuo con un CD.</text:p>
      <text:p text:style-name="P11">Recuento de individuos para el problema del laberinto. Aproximacion de coste en CDs.</text:p>
      <text:p text:style-name="P11">Esto prueba practicamente el coste infinito del sistema.</text:p>
      <text:p text:style-name="P11"/>
      <text:p text:style-name="P11">La vida en cambio no consume. Recicla la materia y aprovecha la energia libre disponible.</text:p>
      <text:p text:style-name="P11">No consume, no degrada, no tiene impacto.</text:p>
      <text:p text:style-name="P5">Siendo el coste infinito, el precio es cero.</text:p>
      <text:p text:style-name="P5"/>
      <text:p text:style-name="P5"/>
      <text:p text:style-name="P6"><text:s text:c="4"/>- Cap. 1<text:span text:style-name="T15">7</text:span>: Redundancia</text:p>
      <text:p text:style-name="P6"/>
      <text:p text:style-name="P8">La redundancia del sistema tiende a infinito.</text:p>
      <text:p text:style-name="P5">El proceso se vuelve mas robusto con el tiempo.</text:p>
      <text:p text:style-name="P5">Disenado para no detenerse jamas.</text:p>
      <text:p text:style-name="P5"/>
      <text:p text:style-name="P6"><text:s text:c="4"/>- Cap. 1<text:span text:style-name="T16">8</text:span>: Fiabilidad<text:span text:style-name="T11"> (gestion de memoria - colapso del sistema)</text:span></text:p>
      <text:p text:style-name="P6"/>
      <text:p text:style-name="P8">La Imposibilidad de la memoria infinita y la Solucion de la memoria dinamica y distribuida.</text:p>
      <text:p text:style-name="P14">El sistema no se detiene por limitaciones de recursos.</text:p>
      <text:p text:style-name="P14">Consigue asi abordar problemas de dimension infinita con recursos discretos.</text:p>
      <text:p text:style-name="P8"/>
      <text:p text:style-name="P1"><text:s text:c="4"/>- Cap. 1<text:span text:style-name="T16">9</text:span>: Poda. <text:s/><text:span text:style-name="T12">(porque morimos)</text:span></text:p>
      <text:p text:style-name="P2"/>
      <text:p text:style-name="P14">Los componentes que han realizado su trabajo son eliminados del sistema.</text:p>
      <text:p text:style-name="P14">El resultado es que solo los ultimos estados generan nuevos estados.</text:p>
      <text:p text:style-name="P14">De este modo el proceso solo puede avanzar.</text:p>
      <text:p text:style-name="P14"/>
      <text:p text:style-name="P8">Direccion, imposibilidad de retroceso o estancamiento.</text:p>
      <text:p text:style-name="P8"/>
      <text:p text:style-name="Horizontal_20_Line"/>
      <text:p text:style-name="P8"/>
      <text:p text:style-name="P3">- Acto <text:span text:style-name="T18">5</text:span>: El limite final</text:p>
      <text:p text:style-name="P3"/>
      <text:p text:style-name="P16"><text:s text:c="2"/>- Cap. <text:span text:style-name="T23">XX: </text:span>Los limites de la inteligencia.</text:p>
      <text:p text:style-name="P16"/>
      <text:p text:style-name="P16"><text:s/>- Cap. <text:span text:style-name="T23">XX: Analisis de caracteristicas de un sistema inteligente</text:span></text:p>
      <text:p text:style-name="P16"/>
      <text:p text:style-name="P16"><text:s/>- Cap. <text:span text:style-name="T23">XX: </text:span>Analisis comparativo de arquitecturas en sistemas inteligentes.</text:p>
      <text:p text:style-name="P3"/>
      <text:p text:style-name="P17"><text:span text:style-name="T18"><text:s/>- Cap. </text:span><text:span text:style-name="T23">XX: </text:span><text:span text:style-name="T22">Una</text:span> arquitectura que minimiza las limitaciones fisicas.</text:p>
      <text:p text:style-name="P17"/>
      <text:p text:style-name="P17"><text:span text:style-name="T18"><text:s/>- Cap. </text:span><text:span text:style-name="T23">XX: </text:span>La mas potente de las inteligencias posibles.</text:p>
      <text:p text:style-name="P3"/>
      <text:p text:style-name="Horizontal_20_Line"/>
      <text:p text:style-name="P2"/>
      <text:p text:style-name="P1">- Acto <text:span text:style-name="T18">6</text:span>: Más Allá (Lo Trascendente) </text:p>
      <text:p text:style-name="P1"><text:s/><text:span text:style-name="T10">Reflexion acerca del sistema y primeras r</text:span><text:span text:style-name="T5">espuestas</text:span>. <text:s text:c="3"/></text:p>
      <text:p text:style-name="P1"><text:soft-page-break/><text:s text:c="4"/>- Cap. <text:span text:style-name="T17">20</text:span>: La inteligencia creadora. <text:s/>(esta fuera de nosotros, esta dentro de nosotros, somos parte de ella, somo ella misma)</text:p>
      <text:p text:style-name="P1"><text:s text:c="4"/>- Cap. 2<text:span text:style-name="T17">1</text:span>: El Espíritu. <text:s/>(el Espiritu de la vida, el mio propio, y la conciencia)</text:p>
      <text:p text:style-name="P1"><text:s text:c="4"/>- Cap. 2<text:span text:style-name="T17">2</text:span>: La vida eterna. <text:s/>(el viaje de mi Espiritu hacia la eternidad, y el de Abraham)</text:p>
      <text:p text:style-name="P1"><text:s text:c="4"/>- Cap. 2<text:span text:style-name="T17">3</text:span>: El origen de la vida. <text:s/></text:p>
      <text:p text:style-name="P1"/>
      <text:p text:style-name="P1"/>
      <text:p text:style-name="Horizontal_20_Line"/>
      <text:p text:style-name="Text_20_body"/>
      <text:p text:style-name="P1">- Acto <text:span text:style-name="T18">7</text:span>: Conclusione<text:span text:style-name="T5">s</text:span> <text:s/></text:p>
      <text:p text:style-name="P1"><text:s text:c="2"/><text:span text:style-name="T10">Reflexion final orientada a crear un marco conceptual. </text:span><text:span text:style-name="T5">Mas respuestas.</text:span> <text:s text:c="3"/></text:p>
      <text:p text:style-name="P1"><text:s text:c="4"/>- Cap. 2<text:span text:style-name="T17">4</text:span>: Vuelta a la realidad. <text:s/>(<text:span text:style-name="T8">la </text:span>mision<text:span text:style-name="T9">, sentimientos e instinto</text:span>)</text:p>
      <text:p text:style-name="P1"><text:s text:c="4"/>- Cap. 2<text:span text:style-name="T17">5</text:span>: Lo trascendente. <text:s/>(lo que hemos hecho)</text:p>
      <text:p text:style-name="P1"><text:s text:c="4"/>- Cap. 2<text:span text:style-name="T17">6</text:span>: La paz interior. <text:s/><text:span text:style-name="T6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6-04-19T10:44:09.004000000</dc:date>
    <meta:editing-duration>PT3H59M34S</meta:editing-duration>
    <meta:editing-cycles>30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78" meta:word-count="680" meta:character-count="4181" meta:non-whitespace-character-count="3392"/>
  </office:meta>
</office:document-meta>
</file>